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S Shell DLg" svg:font-family="'MS Shell DLg'"/>
    <style:font-face style:name="MS Shell Dlg" svg:font-family="'MS Shell Dlg'"/>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448in" fo:margin-right="1.9583in" fo:text-indent="0in" style:auto-text-indent="false" style:text-autospace="none"/>
      <style:text-properties style:font-name="Verdana" fo:font-size="12pt" style:font-size-asian="12pt" style:font-size-complex="12pt"/>
    </style:style>
    <style:style style:name="P2" style:family="paragraph" style:parent-style-name="Standard">
      <style:paragraph-properties fo:margin-left="0.448in" fo:margin-right="1.9583in" fo:text-indent="0in" style:auto-text-indent="false" style:text-autospace="none">
        <style:tab-stops>
          <style:tab-stop style:position="0.3075in"/>
        </style:tab-stops>
      </style:paragraph-properties>
      <style:text-properties fo:color="#000000" style:font-name="Verdana" fo:font-size="12pt" style:font-name-asian="MS Shell Dlg" style:font-size-asian="12pt" style:font-name-complex="MS Shell Dlg" style:font-size-complex="12pt"/>
    </style:style>
    <style:style style:name="P3" style:family="paragraph" style:parent-style-name="Standard">
      <style:paragraph-properties fo:margin-left="0.448in" fo:margin-right="1.9583in" fo:text-indent="0in" style:auto-text-indent="false" style:text-autospace="none">
        <style:tab-stops>
          <style:tab-stop style:position="0.3075in"/>
        </style:tab-stops>
      </style:paragraph-properties>
      <style:text-properties fo:color="#000000" style:font-name="Verdana" fo:font-size="12pt" style:font-name-asian="MS Shell DLg" style:font-size-asian="12pt" style:font-name-complex="MS Shell DLg" style:font-size-complex="12pt"/>
    </style:style>
    <style:style style:name="P4" style:family="paragraph" style:parent-style-name="Standard">
      <style:paragraph-properties fo:margin-left="0.448in" fo:margin-right="1.9583in" fo:margin-top="0.0693in" fo:margin-bottom="0.0693in" fo:text-indent="0in" style:auto-text-indent="false" style:text-autospace="none">
        <style:tab-stops>
          <style:tab-stop style:position="0.3075in"/>
        </style:tab-stops>
      </style:paragraph-properties>
      <style:text-properties style:use-window-font-color="true" style:font-name="Verdana" fo:font-size="12pt" style:font-name-asian="MS Shell DLg" style:font-size-asian="12pt" style:font-name-complex="MS Shell DLg" style:font-size-complex="12pt"/>
    </style:style>
    <style:style style:name="P5" style:family="paragraph" style:parent-style-name="Standard">
      <style:paragraph-properties fo:margin-left="0.448in" fo:margin-right="1.9583in" fo:margin-top="0.0693in" fo:margin-bottom="0.0693in" fo:text-indent="0in" style:auto-text-indent="false" style:text-autospace="none">
        <style:tab-stops>
          <style:tab-stop style:position="0.3075in"/>
        </style:tab-stops>
      </style:paragraph-properties>
      <style:text-properties fo:color="#000000" style:font-name="Verdana" fo:font-size="12pt" style:font-name-asian="MS Shell DLg" style:font-size-asian="12pt" style:font-name-complex="MS Shell DLg" style:font-size-complex="12pt"/>
    </style:style>
    <style:style style:name="P6" style:family="paragraph" style:parent-style-name="Standard">
      <style:paragraph-properties fo:margin-left="0.448in" fo:margin-right="1.9583in" fo:margin-top="0.0693in" fo:margin-bottom="0.0693in" fo:text-indent="0in" style:auto-text-indent="false" style:text-autospace="none">
        <style:tab-stops>
          <style:tab-stop style:position="0.3075in"/>
        </style:tab-stops>
      </style:paragraph-properties>
      <style:text-properties style:use-window-font-color="true" style:font-name="Verdana" fo:font-size="12pt" style:font-name-asian="MS Shell DLg" style:font-size-asian="12pt" style:font-name-complex="MS Shell DLg"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saw a street sign that said, “deaf child at play”. <text:s/>Now where in the hell do you buy that sign? <text:s/>You know what is safer than putting up a deaf kid sign. Not letting your deaf kid play in the streets.</text:p>
      <text:p text:style-name="P1"/>
      <text:p text:style-name="P2">Every door is an emergency door if its an <text:s/>emergency.</text:p>
      <text:p text:style-name="P2"/>
      <text:p text:style-name="P2">Do you think curious people kill cats?</text:p>
      <text:p text:style-name="P2"/>
      <text:p text:style-name="P2">The fire alarm said, "pull in case of fire". <text:s text:c="2"/>So I pulled it. You know. Just in case. Shit, who knows there might be a fire later. Better to just be safe.</text:p>
      <text:p text:style-name="P2"/>
      <text:p text:style-name="P2">I always put my iPod on shuffle. But I skip through about 30 songs desperately searching for the PERFECT song to listen to. Why don't I just pick a song and listen to it.</text:p>
      <text:p text:style-name="P2"/>
      <text:p text:style-name="P2">The store sold pens that they encouraged you to try out. That's bullshit. It's not like they sell you chips that people have reached in and ate half of them before their sold.</text:p>
      <text:p text:style-name="P2"/>
      <text:p text:style-name="P2">Loitering is the only crime you can commit not doing anything. I think loitering was a crime when someone misspelled littering so they brainstormed other shit that was pissing them off. <text:s/>“Shit. The sign is spelled wrong! We gotta think of something else we don't like. Hey Tony. Quit standing around and not doing anything and think of what loitering means...Wait!”</text:p>
      <text:p text:style-name="P2"/>
      <text:p text:style-name="P2">If you decree something instead of just saying it, people are more likely to believe you.</text:p>
      <text:p text:style-name="P2"/>
      <text:p text:style-name="P2">No matter how well composed someone's argument is a cleverly placed "your mom" will always bring it down.</text:p>
      <text:p text:style-name="P2"/>
      <text:p text:style-name="P2">A journal is where you tell yourself things you already know so you'll remember to be mad at people after you stop being mad at them.</text:p>
      <text:p text:style-name="P2"/>
      <text:p text:style-name="P3">Ever have one of those days where you wake up and the child proof lid on your vitamins beats you. You <text:soft-page-break/>always know that day is going to suck.</text:p>
      <text:p text:style-name="P3"/>
      <text:p text:style-name="P4">Keeping it real is what separates us from the animals. Animals always hide the true shit.</text:p>
      <text:p text:style-name="P4"/>
      <text:p text:style-name="P5">I was eating lunch at the cafeteria. And I got way to many salt packets left when I was done. So I thought I should go put some back. But then I realized people don't think fondly of the guy who takes food and puts it back where it came from and leaves it.</text:p>
      <text:p text:style-name="P5">An eyebrows biological function is to tell people when you are shocked.</text:p>
      <text:p text:style-name="P4">I overheard a phone conversation out loud about sniffing glue once. You'd think that that sort of conversation might best be served in a person to person more intimate situation. But I don't judge.</text:p>
      <text:p text:style-name="P4">I hate when you get home later than you anticipated. I live alone, but I just don't want my appliances to wait up for me worried.</text:p>
      <text:p text:style-name="P4">Nobody gives a fuck about Tuesday. Nobody Likes it. Nobody even hates it. They just don't care.</text:p>
      <text:p text:style-name="P5">Why do people say I'm afraid when what they really mean is unfortunately. <text:s/>"I only have $20 I'm afraid.” Really? Are you really afraid? Well I'm not a grief counselor. $20 will be fine. Take a penny.</text:p>
      <text:p text:style-name="P5">When my phone's volume is off it doesn't say "Silent", it says "Silence All". What kind of Orwellian totalitarian phone do I have? Ordering me around instead of telling me a little about himself politely. Pushy ass phone.</text:p>
      <text:p text:style-name="P4">If you need further anecdotal evidence of man's evolution from primate like animals just watch him open a door while holding several large boxes.</text:p>
      <text:p text:style-name="P4">Some inventions are helpful... Some inventions are awesome... Catapults are both.</text:p>
      <text:p text:style-name="P4">Why doesn't Starbucks sell a damn coke... who are they trying to impress?</text:p>
      <text:p text:style-name="P4"><text:soft-page-break/></text:p>
      <text:p text:style-name="P4">Sometimes I stay up late to yawn. If you try and yawn when your not tired it just aint the same.</text:p>
      <text:p text:style-name="P4">Checkers is chess for dumb people. <text:s/>Checkers sets become obsolete once you just ignore the sizes and shapes of a chess set anyway.</text:p>
      <text:p text:style-name="P4">Funeral has the word fun in it. <text:s/>Whoever put the fun in funeral shouldn't have.</text:p>
      <text:p text:style-name="P4">If your a child and you want to know who is the leader and who is the follower of your friends. Just play some video games. Play Batman and Robin. If you play as Robin, your a pussy. True Equals play Double Dragon.</text:p>
      <text:p text:style-name="P4">“I don't need the change.” <text:s/>Oh you don't need it? You smug fucking bast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S Shell DLg" svg:font-family="'MS Shell DLg'"/>
    <style:font-face style:name="MS Shell Dlg" svg:font-family="'MS Shell Dlg'"/>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olton Phillips</meta:initial-creator>
    <meta:creation-date>2009-04-28T21:24:44.50</meta:creation-date>
    <dc:date>2009-07-16T12:40:32.64</dc:date>
    <dc:creator>Colton Phillips</dc:creator>
    <meta:editing-duration>PT00H58M39S</meta:editing-duration>
    <meta:editing-cycles>13</meta:editing-cycles>
    <meta:generator>OpenOffice.org/3.0$Win32 OpenOffice.org_project/300m15$Build-9379</meta:generator>
    <meta:document-statistic meta:table-count="0" meta:image-count="0" meta:object-count="0" meta:page-count="3" meta:paragraph-count="27" meta:word-count="709" meta:character-count="3774"/>
    <meta:user-defined meta:name="Info 1"/>
    <meta:user-defined meta:name="Info 2"/>
    <meta:user-defined meta:name="Info 3"/>
    <meta:user-defined meta:name="Info 4"/>
  </office:meta>
</office:document-meta>
</file>